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D000001257D61FEAB.png" manifest:media-type="image/png"/>
  <manifest:file-entry manifest:full-path="Pictures/10000000000001E800000213A8C95DA2.png" manifest:media-type="image/png"/>
  <manifest:file-entry manifest:full-path="Pictures/10000000000000F80000007C6788A053.png" manifest:media-type="image/png"/>
  <manifest:file-entry manifest:full-path="Pictures/100000000000014100000127A586C05E.png" manifest:media-type="image/png"/>
  <manifest:file-entry manifest:full-path="Pictures/1000000000000105000000E1C56255DD.png" manifest:media-type="image/png"/>
  <manifest:file-entry manifest:full-path="Pictures/10000000000001BE000002C084D1ACD5.png" manifest:media-type="image/png"/>
  <manifest:file-entry manifest:full-path="Pictures/10000000000000EA00000096508340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4" text:anchor-type="paragraph" svg:y="0.0744in" svg:width="1.5189in" svg:height="0.8854in" draw:z-index="3"><draw:image xlink:href="Pictures/10000000000000EA0000009650834046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width="1.6126in" svg:height="1.502in" draw:z-index="4"><draw:image xlink:href="Pictures/1000000000000105000000E1C56255D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Image6" text:anchor-type="paragraph" svg:x="2.6102in" svg:y="0.0035in" svg:width="2.4075in" svg:height="2.4417in" draw:z-index="5"><draw:image xlink:href="Pictures/100000000000014100000127A586C0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y="0.0709in" svg:width="1.9618in" svg:height="0.8217in" draw:z-index="1"><draw:image xlink:href="Pictures/10000000000000F80000007C6788A053.png" xlink:type="simple" xlink:show="embed" xlink:actuate="onLoad"/></draw:frame></text:p>
      <text:p text:style-name="Standard"/>
      <text:p text:style-name="Standard"/>
      <text:p text:style-name="Standard"><draw:frame draw:style-name="fr1" draw:name="Image1" text:anchor-type="paragraph" svg:x="1.4563in" svg:y="0.0043in" svg:width="3.0244in" svg:height="3.3425in" draw:z-index="0"><draw:image xlink:href="Pictures/10000000000001E800000213A8C95DA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8626in" svg:y="0.0472in" svg:width="2.4409in" svg:height="4.3283in" draw:z-index="2"><draw:image xlink:href="Pictures/10000000000001BE000002C084D1ACD5.png" xlink:type="simple" xlink:show="embed" xlink:actuate="onLoad"/></draw:frame></text:p>
      <text:p text:style-name="Standard"/>
      <text:p text:style-name="Standard"/>
      <text:p text:style-name="Standard"><draw:frame draw:style-name="fr5" draw:name="Image7" text:anchor-type="paragraph" svg:x="0.0138in" svg:y="0.0161in" svg:width="2.1016in" svg:height="1.8091in" draw:z-index="6"><draw:image xlink:href="Pictures/100000000000013D000001257D61FE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47:50.499895136</meta:creation-date>
    <dc:date>2015-05-17T23:41:43.720870139</dc:date>
    <meta:editing-duration>PT12M4S</meta:editing-duration>
    <meta:editing-cycles>6</meta:editing-cycles>
    <meta:generator>LibreOffice/4.2.7.2$Linux_X86_64 LibreOffice_project/420m0$Build-2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